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DEFINITION</text:p>
      <text:p text:style-name="P2"><text:s/></text:p>
      <text:p text:style-name="P2"><text:s text:c="3"/>At this homework, we wrote an interafce named GITList and <text:s/>two classes named GITArrayList and GITLinkedList. For using enhanced for loop GITList implemented <text:s/>Iterable interface.</text:p>
      <text:p text:style-name="P2">GITArrayList composes KWArrayList and uses uses its operations(delegation). Also, GITArrayList has an iterator and listiterator for traversing on an GITArrayList's <text:s/>object like a LinkedList, so </text:p>
      <text:p text:style-name="P2">we can use enhanced for loop with iterator, this is better than normal loop as <text:s/>speed and performance.</text:p>
      <text:p text:style-name="P2"><text:s text:c="3"/></text:p>
      <text:p text:style-name="P2"><text:s text:c="3"/>GITLinkedList <text:s/>uses <text:s/>KWLinkedList object with composition and <text:s/>uses uses its <text:s text:c="2"/>operations (as delegation).</text:p>
      <text:p text:style-name="P2"/>
      <text:p text:style-name="P1">ANALYSIS</text:p>
      <text:p text:style-name="P1"/>
      <text:p text:style-name="P1"><text:s text:c="3"/><text:span text:style-name="T1">We implement own ArrayList and LinkedList. These lists keep informations that we want <text:s/>and we use <text:s text:c="2"/></text:span></text:p>
      <text:p text:style-name="P2">them some operations like add, remove, addFirst, getFirst, addAll, <text:s/>removeAll, <text:s/>containsAll and retainsAll etc. and iterators . <text:s/>We use <text:s/>iterators <text:s/>for traversing on <text:s/>arrays and evaluate <text:s/>add, <text:s/>remove and </text:p>
      <text:p text:style-name="P2">get efficiently. <text:s/>We can also use enhanced for loop with iterators faster than normal <text:s/>for loop ..</text:p>
      <text:p text:style-name="P2">And we make some opearations between two list ( maybe different AL and LL ) <text:s/>as <text:s/>removeAll, addAll etc. So <text:s/>we use them more efficiently … </text:p>
      <text:p text:style-name="P2"/>
      <text:p text:style-name="P2"/>
      <text:p text:style-name="P1">ALGORİTHMS OF LIST METHODS AND <text:s/>ASYMPTOTİC NOTATIONS</text:p>
      <text:p text:style-name="P1"/>
      <text:p text:style-name="P1">GITList <text:s/>Interface methods:</text:p>
      <text:p text:style-name="P1"/>
      <text:p text:style-name="P1">* void add(int index, <text:s/>E obj) ;</text:p>
      <text:p text:style-name="P2"/>
      <text:p text:style-name="P1">* void addFirst(E item) ;</text:p>
      <text:p text:style-name="P2"/>
      <text:p text:style-name="P1">* E get(int index) ;</text:p>
      <text:p text:style-name="P2"/>
      <text:p text:style-name="P1">* E getFirst(); </text:p>
      <text:p text:style-name="P2"/>
      <text:p text:style-name="P1">* E getLast() ;</text:p>
      <text:p text:style-name="P1"/>
      <text:p text:style-name="P1">* java.util.Iterator &lt;E&gt; iterator() ;</text:p>
      <text:p text:style-name="P4"/>
      <text:p text:style-name="P1">* java.util.ListIterator&lt;E&gt; <text:s/>listIterator();</text:p>
      <text:p text:style-name="P1"/>
      <text:p text:style-name="P1">* java.util.ListIterator&lt;E&gt; <text:s/>listiterator(int index);</text:p>
      <text:p text:style-name="P2"><text:s/></text:p>
      <text:p text:style-name="P1">* boolean addAll(GITList&lt;E&gt; l) ;</text:p>
      <text:p text:style-name="P2"/>
      <text:p text:style-name="P1">* boolean containsAll(GITList&lt;E&gt; l);</text:p>
      <text:p text:style-name="P1"/>
      <text:p text:style-name="P2"><text:span text:style-name="T2">* boolean removeAll(GITList&lt;E&gt; l);</text:span> </text:p>
      <text:p text:style-name="P2"/>
      <text:p text:style-name="P1">* boolean retainAll(GITList&lt;E&gt; <text:s/>l);</text:p>
      <text:p text:style-name="P1"/>
      <text:p text:style-name="P1"><text:soft-page-break/>GITArrayList METHODS</text:p>
      <text:p text:style-name="P1"><text:s/></text:p>
      <text:p text:style-name="P2"><text:span text:style-name="T2"><text:s text:c="3"/></text:span>The list uses KWArrayList object as composition and uses its methods as much as possible..<text:span text:style-name="T2"> </text:span></text:p>
      <text:p text:style-name="P1"/>
      <text:p text:style-name="P1">void add(int index, <text:s/>E obj) ;</text:p>
      <text:p text:style-name="P2"><text:span text:style-name="T2"><text:s/></text:span>Add an item at the specified index. Because of I shift the list n times ,</text:p>
      <text:p text:style-name="P2">worstcase status <text:s/>running time is O(n). </text:p>
      <text:p text:style-name="P2"/>
      <text:p text:style-name="P1">void addFirst(E item) ;</text:p>
      <text:p text:style-name="P2"><text:s text:c="2"/>Insert an object at the beginning of the list. Because of I shift the list n times , Running time is O(n).</text:p>
      <text:p text:style-name="P2"/>
      <text:p text:style-name="P1">E get(int index) ;</text:p>
      <text:p text:style-name="P1"><text:s text:c="2"/><text:span text:style-name="T1">Get the element at position index. Running time is O(1).</text:span></text:p>
      <text:p text:style-name="P2"/>
      <text:p text:style-name="P1">E getFirst(); </text:p>
      <text:p text:style-name="P2"><text:s text:c="3"/>Get the first element in the list. Running time is O(1).</text:p>
      <text:p text:style-name="P2"/>
      <text:p text:style-name="P1">E getLast() ;</text:p>
      <text:p text:style-name="P2"><text:s text:c="3"/>Get the last element in the list. Running time is O(1).</text:p>
      <text:p text:style-name="P1"/>
      <text:p text:style-name="P1">java.util.Iterator &lt;E&gt; iterator() ;</text:p>
      <text:p text:style-name="P2"><text:span text:style-name="T2"><text:s/></text:span>Return an Iterator to the list <text:span text:style-name="T3">to the list to traverse the list .</text:span></text:p>
      <text:p text:style-name="P2"/>
      <text:p text:style-name="P1">java.util.ListIterator&lt;E&gt; listIterator(); Also <text:s/>listiterator(int index)</text:p>
      <text:p text:style-name="P1"><text:s text:c="3"/><text:span text:style-name="T4">Return a ListIterator to the list to traverse the list.</text:span> </text:p>
      <text:p text:style-name="P2"/>
      <text:p text:style-name="P1">boolean addAll(GITList&lt;E&gt; l) ;</text:p>
      <text:p text:style-name="P2"><text:s text:c="3"/>Adds the elements of l to our array, because of l list has n elements, so running time O(n).</text:p>
      <text:p text:style-name="P2">n times calls add() method..</text:p>
      <text:p text:style-name="P2"/>
      <text:p text:style-name="P1">boolean containsAll(GITList&lt;E&gt; l);</text:p>
      <text:p text:style-name="P2"><text:span text:style-name="T2"><text:s text:c="3"/></text:span>if our ArrayList has the all elements of the l list, returns true o.w false. <text:bookmark-start text:name="__DdeLink__31_794322706"/>Runnin time O(n) because of searching n elements..<text:bookmark-end text:name="__DdeLink__31_794322706"/></text:p>
      <text:p text:style-name="P2"/>
      <text:p text:style-name="P2"><text:span text:style-name="T2">boolean removeAll(GITList&lt;E&gt; l);</text:span> </text:p>
      <text:p text:style-name="P2"><text:s text:c="3"/>Removes all of this collection's elements that are also contained in the specified collection.</text:p>
      <text:p text:style-name="P2">Runnin time O(n) because of searching n elements.</text:p>
      <text:p text:style-name="P2"/>
      <text:p text:style-name="P1">boolean retainAll(GITList&lt;E&gt; <text:s/>l);</text:p>
      <text:p text:style-name="P1"><text:s text:c="4"/><text:span text:style-name="T1">Retains only the elements in this collection that are contained in the specified collection.</text:span> <text:s text:c="2"/></text:p>
      <text:p text:style-name="P2">Runnin time O(n) because of searching n elements..</text:p>
      <text:p text:style-name="P2"/>
      <text:p text:style-name="P1">GITArrayList ListIterator Methods</text:p>
      <text:p text:style-name="P1"/>
      <text:p text:style-name="P1">void add();</text:p>
      <text:p text:style-name="Standard"><text:span text:style-name="T2"><text:s text:c="3"/></text:span>Inserts the specified element into the list. Running time O(1).<text:span text:style-name="T2"><text:tab/></text:span></text:p>
      <text:p text:style-name="P1"/>
      <text:p text:style-name="P1">boolean hasNext();</text:p>
      <text:p text:style-name="Standard"><text:span text:style-name="T2"><text:s text:c="3"/></text:span>Returns <text:span text:style-name="Source_20_Text">true</text:span> if this list iterator has more elements when traversing the list in the forward direction.</text:p>
      <text:p text:style-name="Standard"><text:soft-page-break/>Running time is O(1)</text:p>
      <text:p text:style-name="P1"/>
      <text:p text:style-name="P1">bolean hasPrevious();</text:p>
      <text:p text:style-name="Standard"><text:span text:style-name="T2"><text:s text:c="3"/></text:span>Returns <text:span text:style-name="Source_20_Text">true</text:span> if this list iterator has more elements when traversing the list in the reverse direction.</text:p>
      <text:p text:style-name="Standard">Running time is O(1).</text:p>
      <text:p text:style-name="P1"/>
      <text:p text:style-name="P1">E next();</text:p>
      <text:p text:style-name="Standard"><text:span text:style-name="T2"><text:s text:c="3"/></text:span>Returns the next element in the list and advances the cursor position.Running time is O(1).</text:p>
      <text:p text:style-name="P1"/>
      <text:p text:style-name="P1">E previous();</text:p>
      <text:p text:style-name="Standard"><text:span text:style-name="T2"><text:s text:c="3"/></text:span>Returns the previous element in the list and moves the cursor position backwards.Running time is O(1)..</text:p>
      <text:p text:style-name="P1"/>
      <text:p text:style-name="P1">int nextIndex();</text:p>
      <text:p text:style-name="Standard"><text:span text:style-name="T2"><text:s text:c="3"/></text:span>Returns the index of the element that would be returned by a subsequent call to <text:span text:style-name="Source_20_Text">next()..</text:span></text:p>
      <text:p text:style-name="P2">Running time is O(1)..</text:p>
      <text:p text:style-name="P1"/>
      <text:p text:style-name="P1">int previousIndex();</text:p>
      <text:p text:style-name="Standard"><text:span text:style-name="T2"><text:s text:c="3"/></text:span>Returns the index of the element that would be returned by a subsequent call to previous(). </text:p>
      <text:p text:style-name="P1"/>
      <text:p text:style-name="P1">void remove();</text:p>
      <text:p text:style-name="Standard"><text:span text:style-name="T2"><text:s text:c="3"/></text:span>Removes from the list the last element that was returned by next() or previous()..</text:p>
      <text:p text:style-name="P2">Running time is O(1)..</text:p>
      <text:p text:style-name="P1"/>
      <text:p text:style-name="P1">void set();</text:p>
      <text:p text:style-name="Standard"><text:span text:style-name="T2"><text:s text:c="4"/></text:span>Replaces the last element returned by next() or previous() with the specified element </text:p>
      <text:p text:style-name="P2">Running time is O(1)..</text:p>
      <text:p text:style-name="P1"/>
      <text:p text:style-name="P1">GITLinkedList METHODS( Like the GITArrayList )</text:p>
      <text:p text:style-name="P1"/>
      <text:p text:style-name="P2"><text:span text:style-name="T2"><text:s text:c="4"/></text:span>The list uses KWLinkedList object as composition and uses its methods as much as possible.</text:p>
      <text:p text:style-name="P1"><text:tab/><text:tab/></text:p>
      <text:p text:style-name="P1">void add(int index, <text:s/>E obj) ;</text:p>
      <text:p text:style-name="P2"><text:span text:style-name="T2"><text:s/></text:span>Add an item at the specified index. Because of we shifting the list n times ,</text:p>
      <text:p text:style-name="P2">worstcase status <text:s/>runnin time is O(n). </text:p>
      <text:p text:style-name="P2"/>
      <text:p text:style-name="P1">void addFirst(E item) ;</text:p>
      <text:p text:style-name="P2"><text:s text:c="2"/>Insert an object at the beginning of the list. Because of we shifting the list n times , Running time is O(n).</text:p>
      <text:p text:style-name="P2"/>
      <text:p text:style-name="P1">E get(int index) ;</text:p>
      <text:p text:style-name="P1"><text:s text:c="2"/><text:span text:style-name="T1">Get the element at position index. Running time is O(1).</text:span></text:p>
      <text:p text:style-name="P2"/>
      <text:p text:style-name="P1">E getFirst(); </text:p>
      <text:p text:style-name="P2"><text:s text:c="3"/>Get the first element in the list. Running time is O(1).</text:p>
      <text:p text:style-name="P2"/>
      <text:p text:style-name="P1">E getLast() ;</text:p>
      <text:p text:style-name="P2"><text:s text:c="3"/>Get the last element in the list. Running time is O(1).</text:p>
      <text:p text:style-name="P1"/>
      <text:p text:style-name="P1"><text:soft-page-break/>java.util.Iterator &lt;E&gt; iterator() ;</text:p>
      <text:p text:style-name="P2"><text:span text:style-name="T2"><text:s/></text:span>Return an Iterator to the list <text:span text:style-name="T3">to the list to traverse the list .</text:span></text:p>
      <text:p text:style-name="P2"/>
      <text:p text:style-name="P1">java.util.ListIterator&lt;E&gt; listIterator(); Also <text:s/>listiterator(int index)</text:p>
      <text:p text:style-name="P1"><text:s text:c="3"/><text:span text:style-name="T4">Return a ListIterator to the list to traverse the list.</text:span> </text:p>
      <text:p text:style-name="P2"/>
      <text:p text:style-name="P1">boolean addAll(GITList&lt;E&gt; l) ;</text:p>
      <text:p text:style-name="P2"><text:s text:c="3"/>Adds the elements of l to our array, because of l list has n elements, so running time O(n).</text:p>
      <text:p text:style-name="P2"/>
      <text:p text:style-name="P1">boolean containsAll(GITList&lt;E&gt; l);</text:p>
      <text:p text:style-name="P2"><text:span text:style-name="T2"><text:s text:c="3"/></text:span>if our ArrayList has the all elements of the l list, returns true o.w false. <text:bookmark-start text:name="__DdeLink__31_7943227061"/>Runnin time O(n) because of searching n elements..<text:bookmark-end text:name="__DdeLink__31_7943227061"/></text:p>
      <text:p text:style-name="P2"/>
      <text:p text:style-name="P2"><text:span text:style-name="T2">boolean removeAll(GITList&lt;E&gt; l);</text:span> </text:p>
      <text:p text:style-name="P2"><text:s text:c="2"/>Removes all of this collection's elements that are also contained in the specified collection.</text:p>
      <text:p text:style-name="P2">Runnin time O(n) because of searching n elements.</text:p>
      <text:p text:style-name="P2"/>
      <text:p text:style-name="P1">boolean retainAll(GITList&lt;E&gt; <text:s/>l);</text:p>
      <text:p text:style-name="P1"><text:s text:c="4"/><text:span text:style-name="T1">Retains only the elements in this collection that are contained in the specified collection.</text:span> <text:s text:c="2"/></text:p>
      <text:p text:style-name="P2">Runnin time O(n) because of searching n elements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@m@z@n </meta:initial-creator>
    <meta:creation-date>2014-03-23T09:40:19</meta:creation-date>
    <dc:date>2014-03-23T13:08:22</dc:date>
    <dc:creator>R@m@z@n </dc:creator>
    <meta:editing-duration>PT1H19M54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4" meta:paragraph-count="108" meta:word-count="907" meta:character-count="5773" meta:non-whitespace-character-count="4799"/>
  </office:meta>
</office:document-meta>
</file>